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6000001485915ADF3.jpg"/>
  <manifest:file-entry manifest:media-type="image/jpeg" manifest:full-path="Pictures/10000000000001E400000305ADEFB802.jpg"/>
  <manifest:file-entry manifest:media-type="image/jpeg" manifest:full-path="Pictures/10000000000001740000010B3210E5E5.jpg"/>
  <manifest:file-entry manifest:media-type="image/jpeg" manifest:full-path="Pictures/10000000000001A300000144AE796056.jpg"/>
  <manifest:file-entry manifest:media-type="image/jpeg" manifest:full-path="Pictures/100000000000017B0000011D3B6C506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 output(s) ---</text:p>
      <text:p text:style-name="P2"><draw:frame draw:style-name="fr1" draw:name="graphics1" text:anchor-type="paragraph" svg:width="5.0417in" svg:height="8.052in" draw:z-index="0"><draw:image xlink:href="Pictures/10000000000001E400000305ADEFB802.jpg" xlink:type="simple" xlink:show="embed" xlink:actuate="onLoad"/></draw:frame></text:p>
      <text:p text:style-name="P2"/>
      <text:p text:style-name="P2"/>
      <text:p text:style-name="P2"><draw:frame draw:style-name="fr2" draw:name="graphics3" text:anchor-type="paragraph" svg:x="0.0102in" svg:y="2.8327in" svg:width="4.0925in" svg:height="3.1102in" draw:z-index="2"><draw:image xlink:href="Pictures/10000000000001A300000144AE796056.jpg" xlink:type="simple" xlink:show="embed" xlink:actuate="onLoad"/></draw:frame><draw:frame draw:style-name="fr2" draw:name="graphics2" text:anchor-type="paragraph" svg:x="0.0102in" svg:y="0.052in" svg:width="3.8752in" svg:height="2.7811in" draw:z-index="1"><draw:image xlink:href="Pictures/10000000000001740000010B3210E5E5.jpg" xlink:type="simple" xlink:show="embed" xlink:actuate="onLoad"/></draw:frame><draw:frame draw:style-name="fr2" draw:name="graphics4" text:anchor-type="paragraph" svg:x="0.0173in" svg:y="6.0043in" svg:width="3.948in" svg:height="2.9689in" draw:z-index="3"><draw:image xlink:href="Pictures/100000000000017B0000011D3B6C506E.jpg" xlink:type="simple" xlink:show="embed" xlink:actuate="onLoad"/></draw:frame><draw:frame draw:style-name="fr2" draw:name="graphics5" text:anchor-type="paragraph" svg:x="3.7236in" svg:y="5.5161in" svg:width="3.2146in" svg:height="3.5346in" draw:z-index="4"><draw:image xlink:href="Pictures/1000000000000186000001485915ADF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9T16:08:06.33</meta:creation-date>
    <dc:date>2019-02-09T16:14:59.38</dc:date>
    <meta:editing-duration>PT6M52S</meta:editing-duration>
    <meta:editing-cycles>2</meta:editing-cycles>
    <meta:generator>OpenOffice/4.1.5$Win32 OpenOffice.org_project/415m1$Build-9789</meta:generator>
    <meta:document-statistic meta:table-count="0" meta:image-count="5" meta:object-count="0" meta:page-count="2" meta:paragraph-count="1" meta:word-count="3" meta:character-count="17"/>
  </office:meta>
</office:document-meta>
</file>